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ErrorHandler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chemaAssertion.setSchemaResult( AssertionResult result , String xmlStr , String xsdFil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AXErrorHandler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chemaAssertion.setXsdFileName( String xmlSchema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Assertion.errorDetails( SAXParseException s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SchemaAssertion.getResultBody( byte [ ] result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chemaAssertion.getResult( SampleResult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SchemaAssertion.getXsd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ErrorHandler.SAXErrorHandler( Assertion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ErrorHandler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